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0f5" officeooo:paragraph-rsid="000f50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1:03:41.431728326</meta:creation-date>
    <dc:date>2022-04-10T11:03:51.944235786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